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5b193" officeooo:paragraph-rsid="0015b193"/>
    </style:style>
    <style:style style:name="P2" style:family="paragraph" style:parent-style-name="Standard">
      <style:text-properties style:text-underline-style="none" fo:font-weight="bold" officeooo:rsid="001eb592" officeooo:paragraph-rsid="001eb592" style:font-weight-asian="bold" style:font-weight-complex="bold"/>
    </style:style>
    <style:style style:name="P3" style:family="paragraph" style:parent-style-name="Standard">
      <style:text-properties style:text-underline-style="none" fo:font-weight="bold" officeooo:rsid="00208467" officeooo:paragraph-rsid="00208467" style:font-weight-asian="bold" style:font-weight-complex="bold"/>
    </style:style>
    <style:style style:name="P4" style:family="paragraph" style:parent-style-name="Standard">
      <style:text-properties style:text-underline-style="none" fo:font-weight="bold" officeooo:rsid="00212942" officeooo:paragraph-rsid="00212942" style:font-weight-asian="bold" style:font-weight-complex="bold"/>
    </style:style>
    <style:style style:name="P5" style:family="paragraph" style:parent-style-name="Standard">
      <style:text-properties style:text-underline-style="none" fo:font-weight="normal" officeooo:rsid="001eb592" officeooo:paragraph-rsid="001eb592" style:font-weight-asian="normal" style:font-weight-complex="normal"/>
    </style:style>
    <style:style style:name="P6" style:family="paragraph" style:parent-style-name="Standard">
      <style:text-properties style:text-underline-style="none" fo:font-weight="normal" officeooo:rsid="00208467" officeooo:paragraph-rsid="00208467" style:font-weight-asian="normal" style:font-weight-complex="normal"/>
    </style:style>
    <style:style style:name="P7" style:family="paragraph" style:parent-style-name="Standard">
      <style:text-properties style:text-underline-style="none" fo:font-weight="normal" officeooo:rsid="0020d37b" officeooo:paragraph-rsid="0020d37b" style:font-weight-asian="normal" style:font-weight-complex="normal"/>
    </style:style>
    <style:style style:name="P8" style:family="paragraph" style:parent-style-name="Standard">
      <style:text-properties style:text-underline-style="none" fo:font-weight="normal" officeooo:rsid="00212942" officeooo:paragraph-rsid="00212942" style:font-weight-asian="normal" style:font-weight-complex="normal"/>
    </style:style>
    <style:style style:name="P9" style:family="paragraph" style:parent-style-name="Standard">
      <style:text-properties style:text-underline-style="none" fo:font-weight="normal" officeooo:rsid="0015b193" officeooo:paragraph-rsid="0015b193" style:font-weight-asian="normal" style:font-weight-complex="normal"/>
    </style:style>
    <style:style style:name="P10" style:family="paragraph" style:parent-style-name="Standard">
      <style:text-properties style:text-underline-style="none" officeooo:rsid="001eb592" officeooo:paragraph-rsid="001eb592"/>
    </style:style>
    <style:style style:name="P11" style:family="paragraph" style:parent-style-name="Standard">
      <style:text-properties style:text-underline-style="none" officeooo:rsid="00208467" officeooo:paragraph-rsid="00208467"/>
    </style:style>
    <style:style style:name="P12" style:family="paragraph" style:parent-style-name="Standard">
      <style:text-properties style:text-underline-style="none" officeooo:rsid="00208467" officeooo:paragraph-rsid="0020d37b"/>
    </style:style>
    <style:style style:name="P13" style:family="paragraph" style:parent-style-name="Standard">
      <style:text-properties style:text-underline-style="none" officeooo:rsid="00178918" officeooo:paragraph-rsid="00178918"/>
    </style:style>
    <style:style style:name="P14" style:family="paragraph" style:parent-style-name="Standard">
      <style:text-properties style:text-underline-style="none" officeooo:rsid="0020d37b" officeooo:paragraph-rsid="0020d37b"/>
    </style:style>
    <style:style style:name="P15" style:family="paragraph" style:parent-style-name="Standard">
      <style:text-properties style:text-underline-style="none" officeooo:rsid="00212942" officeooo:paragraph-rsid="00212942"/>
    </style:style>
    <style:style style:name="P16" style:family="paragraph" style:parent-style-name="Standard">
      <style:text-properties style:text-underline-style="none" officeooo:rsid="00227ade" officeooo:paragraph-rsid="00227ade"/>
    </style:style>
    <style:style style:name="P17" style:family="paragraph" style:parent-style-name="Standard">
      <style:text-properties officeooo:paragraph-rsid="0020d37b"/>
    </style:style>
    <style:style style:name="P18" style:family="paragraph" style:parent-style-name="Text_20_body">
      <style:text-properties officeooo:rsid="00212942" officeooo:paragraph-rsid="00212942"/>
    </style:style>
    <style:style style:name="P19" style:family="paragraph" style:parent-style-name="Text_20_body">
      <style:text-properties officeooo:rsid="00227ade" officeooo:paragraph-rsid="00227ade"/>
    </style:style>
    <style:style style:name="P20" style:family="paragraph" style:parent-style-name="Heading_20_1">
      <style:text-properties officeooo:rsid="00212942" officeooo:paragraph-rsid="00212942"/>
    </style:style>
    <style:style style:name="P21" style:family="paragraph" style:parent-style-name="Heading_20_1">
      <style:text-properties officeooo:rsid="002682f1" officeooo:paragraph-rsid="002682f1"/>
    </style:style>
    <style:style style:name="P22" style:family="paragraph" style:parent-style-name="Heading_20_2">
      <style:text-properties officeooo:rsid="00227ade" officeooo:paragraph-rsid="00227ade"/>
    </style:style>
    <style:style style:name="P23" style:family="paragraph" style:parent-style-name="Text_20_body">
      <style:text-properties officeooo:rsid="002682f1" officeooo:paragraph-rsid="002682f1"/>
    </style:style>
    <style:style style:name="P24" style:family="paragraph" style:parent-style-name="Text_20_body">
      <style:text-properties officeooo:paragraph-rsid="002682f1"/>
    </style:style>
    <style:style style:name="P25" style:family="paragraph" style:parent-style-name="Standard" style:list-style-name="L1">
      <style:text-properties officeooo:paragraph-rsid="001eb592"/>
    </style:style>
    <style:style style:name="P26" style:family="paragraph" style:parent-style-name="Standard" style:list-style-name="L1">
      <style:text-properties style:text-underline-style="none" officeooo:rsid="001eb592" officeooo:paragraph-rsid="001eb592"/>
    </style:style>
    <style:style style:name="P27" style:family="paragraph" style:parent-style-name="Standard" style:list-style-name="L2">
      <style:text-properties style:text-underline-style="none" fo:font-weight="normal" officeooo:rsid="001eb592" officeooo:paragraph-rsid="001eb592" style:font-weight-asian="normal" style:font-weight-complex="normal"/>
    </style:style>
    <style:style style:name="P28" style:family="paragraph" style:parent-style-name="Standard">
      <style:text-properties style:text-underline-style="none" officeooo:rsid="0015b193" officeooo:paragraph-rsid="0015b193"/>
    </style:style>
    <style:style style:name="P29" style:family="paragraph" style:parent-style-name="Standard" style:list-style-name="L2">
      <style:text-properties fo:font-style="normal" style:text-underline-style="none" fo:font-weight="normal" officeooo:rsid="001eb592" officeooo:paragraph-rsid="001eb592" style:font-style-asian="normal" style:font-weight-asian="normal" style:font-style-complex="normal" style:font-weight-complex="normal"/>
    </style:style>
    <style:style style:name="T1" style:family="text">
      <style:text-properties style:text-underline-style="none" officeooo:rsid="0015b193"/>
    </style:style>
    <style:style style:name="T2" style:family="text">
      <style:text-properties style:text-underline-style="none" fo:font-weight="normal" officeooo:rsid="0020d37b" style:font-weight-asian="normal" style:font-weight-complex="normal"/>
    </style:style>
    <style:style style:name="T3" style:family="text">
      <style:text-properties style:text-underline-style="none" officeooo:rsid="001eb592"/>
    </style:style>
    <style:style style:name="T4" style:family="text">
      <style:text-properties style:text-underline-style="none" officeooo:rsid="0020d37b"/>
    </style:style>
    <style:style style:name="T5" style:family="text">
      <style:text-properties fo:font-weight="bold" style:font-weight-asian="bold" style:font-weight-complex="bold"/>
    </style:style>
    <style:style style:name="T6" style:family="text">
      <style:text-properties fo:font-weight="bold" officeooo:rsid="0020d37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d37b" style:font-weight-asian="normal" style:font-weight-complex="normal"/>
    </style:style>
    <style:style style:name="T9" style:family="text">
      <style:text-properties fo:font-weight="normal" officeooo:rsid="0015b193" style:font-weight-asian="normal" style:font-weight-complex="normal"/>
    </style:style>
    <style:style style:name="T10" style:family="text">
      <style:text-properties officeooo:rsid="0015b193"/>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8467" style:font-style-asian="normal" style:font-style-complex="normal"/>
    </style:style>
    <style:style style:name="T14" style:family="text">
      <style:text-properties fo:font-style="normal" officeooo:rsid="00227ad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12942"/>
    </style:style>
    <style:style style:name="T17" style:family="text">
      <style:text-properties officeooo:rsid="00227a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azorg OSM-workshop – v 2020-02-25 ‘Erfgoed Zuidwest’</text:p>
      <text:p text:style-name="P10"/>
      <text:p text:style-name="P10">Hey,</text:p>
      <text:p text:style-name="P10"/>
      <text:p text:style-name="P10">Je nam deel aan een workshop over OpenStreetMap. Hierbij nog eens een overzicht van nuttige <text:span text:style-name="T16">informatie en </text:span>links:</text:p>
      <text:p text:style-name="P10"/>
      <text:h text:style-name="Heading_20_1" text:outline-level="1">Neem contact met de Belgische community</text:h>
      <text:p text:style-name="P1"/>
      <text:p text:style-name="P10">In België hebben we een groepje dat volop bezig is met OSM. Als je vragen hebt of gewoon kennis wilt maken, er zijn verschillende manieren om ons te contacteren:</text:p>
      <text:p text:style-name="P10"/>
      <text:list xml:id="list3872470144" text:style-name="L1">
        <text:list-item>
          <text:p text:style-name="P26">Ons chatkanaal op Riot: <text:a xlink:type="simple" xlink:href="https://riot.im/app/#/room/" text:style-name="Internet_20_link" text:visited-style-name="Visited_20_Internet_20_Link">https://riot.im/app/#/room/</text:a>#osmbe:matrix.org</text:p>
        </text:list-item>
        <text:list-item>
          <text:p text:style-name="P25"><text:span text:style-name="T3">Ons ‘community’-mailadres voor vragen aan de kernleden: </text:span><text:a xlink:type="simple" xlink:href="mailto:community@osm.be" text:style-name="Internet_20_link" text:visited-style-name="Visited_20_Internet_20_Link">community@osm.be</text:a> </text:p>
        </text:list-item>
        <text:list-item>
          <text:p text:style-name="P26">De Belgische homepage: http://osm.be/</text:p>
        </text:list-item>
        <text:list-item>
          <text:p text:style-name="P26">De talk-mailinglijst https://lists.openstreetmap.org/listinfo/talk-be</text:p>
        </text:list-item>
        <text:list-item>
          <text:p text:style-name="P26">De meetups waar we afspreken om gezellig bij te praten en vragen te stellen: <text:a xlink:type="simple" xlink:href="https://www.meetup.com/OpenStreetMap-Belgium/" text:style-name="Internet_20_link" text:visited-style-name="Visited_20_Internet_20_Link">https://www.meetup.com/OpenStreetMap-Belgium/</text:a></text:p>
        </text:list-item>
        <text:list-item>
          <text:p text:style-name="P26">De wekelijkse, wereldwijde nieuwsbrief: <text:a xlink:type="simple" xlink:href="http://weeklyosm.eu/" text:style-name="Internet_20_link" text:visited-style-name="Visited_20_Internet_20_Link">http://weeklyosm.eu/</text:a><text:span text:style-name="T10"> </text:span></text:p>
        </text:list-item>
      </text:list>
      <text:h text:style-name="P20" text:outline-level="1">De slides online</text:h>
      <text:p text:style-name="P18">Je vindt alle slides <text:span text:style-name="T17">hier: </text:span>https://github.com/pietervdvn/pietervdvn.github.io/tree/master/Slideshows</text:p>
      <text:h text:style-name="Heading_20_1" text:outline-level="1">Data toevoegen</text:h>
      <text:p text:style-name="P2"/>
      <text:h text:style-name="Heading_20_2" text:outline-level="2">Waar hoort de data thuis?</text:h>
      <text:p text:style-name="P3"/>
      <text:p text:style-name="P6">Als je een kaart wilt maken, waar moeten de geogegevens dan naar toe? De eerste vraag waar je <text:span text:style-name="T11">ja</text:span><text:span text:style-name="T12"> op antwoord is de tool die je kan gebruiken.</text:span></text:p>
      <text:p text:style-name="P6"/>
      <text:p text:style-name="P6">Zijn de gegevens <text:span text:style-name="T5">waarneembaar ter plaatse</text:span> en voor langere tijd aanwezig? <text:span text:style-name="T5">OpenStreetMap.org </text:span>accepteert ze graag. Dit mag vanalles zijn: wegen, gebouwen, bewegwijzerde fiets- of wandelroutes, monumenten, kapelletjes, bomen (ev. met soortvermelding), stenen, klimgebieden, natuurgebieden, verlichtingspalen, zonnepanelen, electricteitsinfrastructuur, mijlpalen, ...</text:p>
      <text:p text:style-name="P2"/>
      <text:p text:style-name="P6">Zijn de gegevens over <text:span text:style-name="T5">verdwenen</text:span> dingen, zoals afgebroken gebouwen, oude landsgrenzen, oude kadastergrenzen, de loop van een rivier 100 jaar geleden, …? <text:span text:style-name="T5">OpenHistoricalMap</text:span> houdt deze gegevens graag bij</text:p>
      <text:p text:style-name="P6"/>
      <text:p text:style-name="P6">Heb je een kaart nodig en een geodataformaat zoals geojson of een shapefile en zijn de gegevens niet relevant voor OSM of OHM? Voorbeelden zijn een RUP, een vogelrichtlijngebied, een kadastergrens van een perceel, een beschermd zicht voor inventaris onroerend erfgoed, een shapefile voor een bouwvergunning, … Deze kan je maken met <text:span text:style-name="T5">QGIS </text:span>en op je computer opslaan en dan doormailen naar de bevoegde dienst.</text:p>
      <text:p text:style-name="P6"/>
      <text:p text:style-name="P6"><text:soft-page-break/>Heb je een kaartje nodig waar een <text:span text:style-name="T5">beperkt aantal mensen</text:span> samen aan willen werken? Voorbeelden zijn het plannen van een wandeling of reis, het plannen een evenement, … Hiervoor kan je <text:span text:style-name="T5">umap.openstreetmap.fr</text:span> gebruiken en daar een kaartje delen.</text:p>
      <text:p text:style-name="P2"/>
      <text:h text:style-name="Heading_20_2" text:outline-level="2">Met welk programma data toevoegen aan OSM?</text:h>
      <text:p text:style-name="P2"/>
      <text:p text:style-name="P5">Er zijn verschillende programma’s waarmee je OpenStreetMap kan bewerken.</text:p>
      <text:p text:style-name="P5"/>
      <text:list xml:id="list2940125396" text:style-name="L2">
        <text:list-item>
          <text:p text:style-name="P27">De makkelijkste ‘echte’ editor vind je op openstreetmap.org en dan ‘edit’ of ‘bewerken’ klikken</text:p>
        </text:list-item>
        <text:list-item>
          <text:p text:style-name="P27">Voor het zware werk kan je JOSM gebruiken (<text:a xlink:type="simple" xlink:href="https://josm.openstreetmap.de/" text:style-name="Internet_20_link" text:visited-style-name="Visited_20_Internet_20_Link">https://josm.openstreetmap.de/</text:a>). Deze editor is echter <text:span text:style-name="T5">moeilijk</text:span> om te gebruiken – het duurt eventjes vooraleer je deze onder de knie hebt. (Op de chat of op een meetup helpen we je graag verder)</text:p>
        </text:list-item>
        <text:list-item>
          <text:p text:style-name="P27">Op je GSM kan je <text:span text:style-name="T5">StreetComplete </text:span>(enkel Android) gebruiken om queestes op te lossen (bv: <text:span text:style-name="T11">wat is de wegverharding van deze weg, is deze weg verlicht, wat zijn de openingsuren van deze winkel)</text:span><text:span text:style-name="T12">. Een leuk en </text:span><text:span text:style-name="T15">makkelijk</text:span><text:span text:style-name="T12"> tooltje om te gebruiken. </text:span><text:span text:style-name="T14">Het is zoals Pokemons vangen, maar dan nuttiger.</text:span></text:p>
        </text:list-item>
        <text:list-item>
          <text:p text:style-name="P29">Op je GSM kan je ook met OsmAnd interessepunten en notities toevoegen als je bij plugins ‘OpenStreetMap editing’ aanzet – al moet je soms eventjes uitzoeken hoe dit werkt.</text:p>
        </text:list-item>
        <text:list-item>
          <text:p text:style-name="P27"><text:span text:style-name="T12">Op je GSM is er ook een ‘echte’ editor Vespucci. Deze is </text:span><text:span text:style-name="T15">zeer moeilijk</text:span><text:span text:style-name="T12"> en enkel aan te raden als je al goed met JOSM overweg kan </text:span><text:span text:style-name="T13">en het datamodel van OSM door en door kent.</text:span><text:span text:style-name="T12">.</text:span></text:p>
        </text:list-item>
      </text:list>
      <text:p text:style-name="P1"/>
      <text:h text:style-name="Heading_20_2" text:outline-level="2">Welke tag moet ik gebruiken</text:h>
      <text:p text:style-name="P1"/>
      <text:p text:style-name="P14">Voor ongeveer alles is er al een tag uitgevonden en beschreven op <text:a xlink:type="simple" xlink:href="http://wiki.openstreetmap.org/" text:style-name="Internet_20_link" text:visited-style-name="Visited_20_Internet_20_Link"><text:span text:style-name="T10">wiki.openstreetmap.org</text:span></text:a><text:span text:style-name="T10"> </text:span><text:span text:style-name="T9">. </text:span><text:span text:style-name="T7">Gebruik de zoekfunctie.</text:span></text:p>
      <text:p text:style-name="P7"/>
      <text:p text:style-name="P7">Is de wiki niet duidelijk, zijn er tegenstrijdigheden of nuances die je moeilijk uitgedrukt krijgt? Op de chat of de mailinglijst helpen we je verder en zoeken we samen uit wat je nodig hebt.</text:p>
      <text:p text:style-name="P13"/>
      <text:h text:style-name="Heading_20_2" text:outline-level="2">Hoe de data gebruiken?</text:h>
      <text:p text:style-name="P13"/>
      <text:p text:style-name="P11">Wanneer je data hebt toegevoegd die relevant is voor je, wil je die natuurlijk ook gaan gebruiken.</text:p>
      <text:p text:style-name="P11"/>
      <text:p text:style-name="P11">De data <text:span text:style-name="T5">gericht ophalen</text:span><text:span text:style-name="T7"> kan met Overpass-turbo.eu waar je een query kan uitvoeren op OSM en die als geojson of als gpx kan exporteren.</text:span></text:p>
      <text:p text:style-name="P6"/>
      <text:p text:style-name="P12"><text:span text:style-name="T7">Wil je een kaart op je website? Dan kan je met leaflet-js snel een kaartje met markers maken. </text:span><text:span text:style-name="T8">Wil je een kaartje die </text:span><text:span text:style-name="T6">zichzelf update</text:span><text:span text:style-name="T8">, dan kan je de data aan de client-side uit overpass-turbo halen, dan met </text:span><text:a xlink:type="simple" xlink:href="https://tyrasd.github.io/osmtogeojson/" text:style-name="Internet_20_link" text:visited-style-name="Visited_20_Internet_20_Link"><text:span text:style-name="T7">https://tyrasd.github.io/osmtogeojson/</text:span></text:a><text:span text:style-name="T7"> </text:span><text:span text:style-name="T8">omzetten in een geojson om die dan vervolgens met de geojson-layer van leaflet te tonen.</text:span></text:p>
      <text:p text:style-name="P7"/>
      <text:p text:style-name="P14"><text:span text:style-name="T7">Wil je een kaart waar mensen </text:span><text:span text:style-name="T5">zelf en eenvoudig de gegevens in OpenStreetMap aanpassen</text:span><text:span text:style-name="T7">? MapContrib kan dit.</text:span></text:p>
      <text:p text:style-name="P7"/>
      <text:p text:style-name="P14"><text:span text:style-name="T7">Wil je een </text:span><text:span text:style-name="T5">papieren kaart</text:span><text:span text:style-name="T7"> afdrukken? Genereer een PDF met </text:span><text:a xlink:type="simple" xlink:href="https://maposmatic.osm-baustelle.de/" text:style-name="Internet_20_link" text:visited-style-name="Visited_20_Internet_20_Link"><text:span text:style-name="T7">https://maposmatic.osm-baustelle.de/</text:span></text:a><text:span text:style-name="T7"> en ga dan naar een lokaal printwinkeltje waar ze A3, A2 of zelfs A1 kunnen printen voor je. Je kan hier ook een GPX, GeoJson of Umap importeren om deze ook in PDF op papier te krijgen.</text:span></text:p>
      <text:p text:style-name="P7"><text:soft-page-break/></text:p>
      <text:p text:style-name="P14"><text:span text:style-name="T7">Is de maposmatic-kaart niet naar je goesting? Je hebt meer opties met </text:span><text:span text:style-name="T5">QGIS</text:span><text:span text:style-name="T7">, al moet je dan eerst alle opties leren kennen.</text:span></text:p>
      <text:p text:style-name="P1"/>
      <text:h text:style-name="P21" text:outline-level="1">Voorbeeldkaarten</text:h>
      <text:p text:style-name="P23">Een hele hoop OSM-gebaseerde, thematische kaarten:</text:p>
      <text:p text:style-name="P23"><text:a xlink:type="simple" xlink:href="https://www.mapcontrib.xyz/t/c8cd6f-Fietsstraten" text:style-name="Internet_20_link" text:visited-style-name="Visited_20_Internet_20_Link">https://www.mapcontrib.xyz/t/c8cd6f-Fietsstraten</text:a></text:p>
      <text:p text:style-name="P23">https://www.mapcontrib.xyz/t/ae474c-Trees</text:p>
      <text:p text:style-name="P23"><text:a xlink:type="simple" xlink:href="https://openinframap.org/#2/26/12" text:style-name="Internet_20_link" text:visited-style-name="Visited_20_Internet_20_Link">https://openinframap.org/#2/26/12</text:a></text:p>
      <text:p text:style-name="P24"><text:a xlink:type="simple" xlink:href="http://opensnowmap.org/" text:style-name="Internet_20_link" text:visited-style-name="Visited_20_Internet_20_Link">http://opensnowmap.org/</text:a></text:p>
      <text:p text:style-name="P24"><text:a xlink:type="simple" xlink:href="https://www.openrailwaymap.org/" text:style-name="Internet_20_link" text:visited-style-name="Visited_20_Internet_20_Link">https://www.openrailwaymap.org/</text:a></text:p>
      <text:p text:style-name="P24"/>
      <text:h text:style-name="Heading_20_1" text:outline-level="1">Op je GSM</text:h>
      <text:h text:style-name="Heading_20_2" text:outline-level="2">Maps.me</text:h>
      <text:p text:style-name="P7">Maps.me is een navigatie-app die eenvoudig is in gebruik, maar wel advertenties bevat en je gegevens doorseint.</text:p>
      <text:h text:style-name="Heading_20_2" text:outline-level="2">OsmAnd</text:h>
      <text:p text:style-name="P7">OsmAnd is een offline <text:span text:style-name="T5">navigatie-app</text:span> met duizend-en-een opties. Ze is niet altijd even eenvoudig om te gebruiken maar herbergt wel ontzettend veel functies. Ze is dus niet altijd even makkelijk in gebruik. Het beste wat je kan doen is er een paar uur mee experimenteren, eens op alle knoppen te duwen en te zien hoever je die kan pushen.</text:p>
      <text:p text:style-name="P7"/>
      <text:p text:style-name="P17"><text:span text:style-name="T2">Ze bevat geen advertenties en is privacy-respecterend, al kan je in de gratis versie slechts een beperkt aantal landen downloaden (of die een beperkt aantal keer updaten). D</text:span><text:span text:style-name="T1">e betaalde versie van OsmAnd biedt onbeperkt kaart-updates, </text:span><text:span text:style-name="T4">dus</text:span><text:span text:style-name="T1"> elke maand een</text:span><text:span text:style-name="T4">tje. </text:span><text:span text:style-name="T1">Voor €1.21 per maand krijg je </text:span><text:span text:style-name="T4">elk</text:span><text:span text:style-name="T1"> uur updates, handig als je intensief aan het mappen bent. Voor de meer tech-savy mensen: haal OsmAnd~ van </text:span><text:a xlink:type="simple" xlink:href="https://f-droid.org/" text:style-name="Internet_20_link" text:visited-style-name="Visited_20_Internet_20_Link">https://f-droid.org/</text:a><text:span text:style-name="T1"> - daar vind je een versie die elk uur update, </text:span><text:span text:style-name="T4">maar dan zonder te betalen</text:span><text:span text:style-name="T1">. (Fdroid is een alternatieve app-store voor android met enkel open-source apps)</text:span></text:p>
      <text:p text:style-name="P1"/>
      <text:h text:style-name="P22" text:outline-level="2">Streetcomplete</text:h>
      <text:p text:style-name="P19">Een kleine, handige, leuke “editor” die je info vraagt over je omgeving.</text:p>
      <text:h text:style-name="Heading_20_1" text:outline-level="1">OpenHistoricalMap</text:h>
      <text:p text:style-name="P4"/>
      <text:p text:style-name="P8"><text:a xlink:type="simple" xlink:href="https://openhistoricalmap.org/" text:style-name="Internet_20_link" text:visited-style-name="Visited_20_Internet_20_Link">https://openhistoricalmap.org/</text:a> wil de “meest volledige en out-of-date wereldkaart” zijn. Hier mag je al je historische data intekenen, mits het vermelden van een begin- en einddatum.</text:p>
      <text:p text:style-name="P8"/>
      <text:p text:style-name="P8"><text:soft-page-break/>De editor van erfgoed zuidwest vind je hier: <text:a xlink:type="simple" xlink:href="http://zuidwestprojecten.be/ikxploreermee/#background=AGIV&amp;disable_features=boundaries&amp;map=16.09/50.82722/3.26739" text:style-name="Internet_20_link" text:visited-style-name="Visited_20_Internet_20_Link">http://zuidwestprojecten.be/ikxploreermee/#background=AGIV&amp;disable_features=boundaries&amp;map=16.09/50.82722/3.26739</text:a></text:p>
      <text:p text:style-name="P8"/>
      <text:p text:style-name="P15"><text:span text:style-name="T7">Meer uitleg op de wiki is hier: </text:span><text:a xlink:type="simple" xlink:href="https://wiki.openstreetmap.org/wiki/Open_Historical_Map" text:style-name="Internet_20_link" text:visited-style-name="Visited_20_Internet_20_Link"><text:span text:style-name="T7">https://wiki.openstreetmap.org/wiki/Open_Historical_Map</text:span></text:a></text:p>
      <text:p text:style-name="P1"/>
      <text:p text:style-name="P16">Op de wiki vind je ook hoe je <text:span text:style-name="T5">overpass-turbo</text:span><text:span text:style-name="T7"> en </text:span><text:span text:style-name="T5">JOSM</text:span><text:span text:style-name="T7"> moet configureren om samen te werken met OHM.</text:span></text:p>
      <text:p text:style-name="P1"/>
      <text:h text:style-name="Heading_20_1" text:outline-level="1">DuckDuckGo Bangs</text:h>
      <text:p text:style-name="P1"/>
      <text:p text:style-name="P8">Gebruik je duckduckgo als zoekmachine?</text:p>
      <text:p text:style-name="P8"/>
      <text:p text:style-name="P1">typ <text:span text:style-name="T5">!osm zoekterm</text:span><text:span text:style-name="T7"> om rechtstreeks op openstreetmap te zoeken</text:span></text:p>
      <text:p text:style-name="P1"><text:span text:style-name="T7">typ </text:span><text:span text:style-name="T5">!wosm zoekterm</text:span><text:span text:style-name="T7"> om rechtstreeks op de wiki te zoeken</text:span></text:p>
      <text:p text:style-name="P1"><text:span text:style-name="T7">typ </text:span><text:span text:style-name="T5">!otw</text:span><text:span text:style-name="T7"> om rechtstreeks naar overpass-turbo te gaan</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2:25:48.174984989</meta:creation-date>
    <dc:date>2020-02-26T02:14:08.234780476</dc:date>
    <meta:editing-duration>PT2H4M8S</meta:editing-duration>
    <meta:editing-cycles>12</meta:editing-cycles>
    <meta:generator>LibreOffice/6.2.8.2$Linux_X86_64 LibreOffice_project/20$Build-2</meta:generator>
    <meta:print-date>2018-12-16T21:51:54.069952582</meta:print-date>
    <meta:document-statistic meta:table-count="0" meta:image-count="0" meta:object-count="0" meta:page-count="4" meta:paragraph-count="62" meta:word-count="1042" meta:character-count="6949" meta:non-whitespace-character-count="5975"/>
  </office:meta>
</office:document-meta>
</file>